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2d5b9" officeooo:paragraph-rsid="0002d5b9"/>
    </style:style>
    <style:style style:name="P2" style:family="paragraph" style:parent-style-name="Preformatted_20_Text">
      <style:text-properties officeooo:rsid="000474b2" officeooo:paragraph-rsid="000474b2"/>
    </style:style>
    <style:style style:name="P3" style:family="paragraph" style:parent-style-name="Preformatted_20_Text">
      <style:text-properties fo:color="#000000" style:font-name="DejaVu Sans Mono" fo:font-size="11.3000001907349pt" officeooo:rsid="00047208" officeooo:paragraph-rsid="0002d5b9"/>
    </style:style>
    <style:style style:name="P4" style:family="paragraph" style:parent-style-name="Preformatted_20_Text">
      <style:text-properties fo:color="#000000" style:font-name="DejaVu Sans Mono" fo:font-size="11.3000001907349pt" officeooo:rsid="000474b2" officeooo:paragraph-rsid="000474b2"/>
    </style:style>
    <style:style style:name="P5" style:family="paragraph" style:parent-style-name="Preformatted_20_Text">
      <style:text-properties fo:color="#000000" style:font-name="DejaVu Sans Mono" fo:font-size="11.3000001907349pt" officeooo:rsid="00055d3a" officeooo:paragraph-rsid="000474b2"/>
    </style:style>
    <style:style style:name="P6" style:family="paragraph" style:parent-style-name="Preformatted_20_Text">
      <style:text-properties fo:color="#000000" style:font-name="DejaVu Sans Mono" fo:font-size="11.3000001907349pt" officeooo:rsid="000474b2" officeooo:paragraph-rsid="000474b2" fo:background-color="#ffff00"/>
    </style:style>
    <style:style style:name="P7" style:family="paragraph" style:parent-style-name="Preformatted_20_Text">
      <style:text-properties fo:color="#000000" style:font-name="DejaVu Sans Mono" fo:font-size="11.3000001907349pt" officeooo:rsid="0009b3f2" officeooo:paragraph-rsid="0009b3f2" fo:background-color="#ffff00"/>
    </style:style>
    <style:style style:name="P8" style:family="paragraph" style:parent-style-name="Preformatted_20_Text">
      <style:text-properties fo:color="#000000" style:font-name="DejaVu Sans Mono" fo:font-size="11.3000001907349pt" officeooo:rsid="000705df" officeooo:paragraph-rsid="000705df"/>
    </style:style>
    <style:style style:name="P9" style:family="paragraph" style:parent-style-name="Preformatted_20_Text">
      <style:text-properties fo:color="#000000" style:font-name="DejaVu Sans Mono" fo:font-size="11.3000001907349pt" officeooo:rsid="0009b3f2" officeooo:paragraph-rsid="0009b3f2"/>
    </style:style>
    <style:style style:name="P10" style:family="paragraph" style:parent-style-name="Standard">
      <style:text-properties officeooo:rsid="0002d5b9" officeooo:paragraph-rsid="0002d5b9"/>
    </style:style>
    <style:style style:name="P11" style:family="paragraph" style:parent-style-name="Text_20_body">
      <style:text-properties fo:color="#000000" style:font-name="DejaVu Sans Mono" fo:font-size="11.3000001907349pt" officeooo:rsid="000705df" officeooo:paragraph-rsid="000705df"/>
    </style:style>
    <style:style style:name="P12" style:family="paragraph" style:parent-style-name="Heading_20_2">
      <style:text-properties fo:color="#000000" style:font-name="DejaVu Sans Mono" fo:font-size="11.3000001907349pt" officeooo:rsid="000705df" officeooo:paragraph-rsid="000705df"/>
    </style:style>
    <style:style style:name="P13" style:family="paragraph" style:parent-style-name="Preformatted_20_Text">
      <style:text-properties fo:color="#000000" style:font-name="DejaVu Sans Mono" fo:font-size="11.3000001907349pt" officeooo:rsid="000474b2" officeooo:paragraph-rsid="000474b2"/>
    </style:style>
    <style:style style:name="P14" style:family="paragraph" style:parent-style-name="Preformatted_20_Text">
      <style:text-properties fo:color="#000000" style:font-name="DejaVu Sans Mono" fo:font-size="11.3000001907349pt" officeooo:rsid="00055d3a" officeooo:paragraph-rsid="00055d3a" fo:background-color="#ffff00"/>
    </style:style>
    <style:style style:name="P15" style:family="paragraph" style:parent-style-name="Preformatted_20_Text">
      <style:text-properties fo:color="#000000" style:font-name="DejaVu Sans Mono" fo:font-size="11.3000001907349pt" officeooo:rsid="00055d3a" officeooo:paragraph-rsid="00055d3a"/>
    </style:style>
    <style:style style:name="T1" style:family="text">
      <style:text-properties fo:color="#000000" style:font-name="DejaVu Sans Mono" fo:font-size="11.3000001907349pt"/>
    </style:style>
    <style:style style:name="T2" style:family="text">
      <style:text-properties fo:color="#000000" style:font-name="DejaVu Sans Mono" fo:font-size="11.3000001907349pt" officeooo:rsid="00032967"/>
    </style:style>
    <style:style style:name="T3" style:family="text">
      <style:text-properties fo:color="#000000" style:font-name="DejaVu Sans Mono" fo:font-size="11.3000001907349pt" officeooo:rsid="00047208"/>
    </style:style>
    <style:style style:name="T4" style:family="text">
      <style:text-properties fo:color="#000000" fo:font-size="11.3000001907349pt"/>
    </style:style>
    <style:style style:name="T5" style:family="text">
      <style:text-properties fo:background-color="#ffff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Warning:(9, 9) Kotlin version that is used for building with Gradle (1.2.0) differs from the one bundled into the IDE plugin (1.2.30)</text:p>
      <text:p text:style-name="P10"/>
      <text:p text:style-name="P10"/>
      <text:p text:style-name="P1"><text:span text:style-name="T1">supportFragmentManager or </text:span><text:span text:style-name="T2">transition framework?</text:span></text:p>
      <text:p text:style-name="P1"><text:span text:style-name="T2"><text:s/></text:span><text:span text:style-name="T3">Not the same thing, transition is for animation from one scene to another.</text:span></text:p>
      <text:p text:style-name="P3"/>
      <text:p text:style-name="P2"><text:span text:style-name="T3">T</text:span><text:span text:style-name="T1">hat new mechanism of saving data is viewModel</text:span></text:p>
      <text:p text:style-name="P4"/>
      <text:p text:style-name="P14">textureview consume much more power</text:p>
      <text:p text:style-name="P15"/>
      <text:p text:style-name="P2"><text:span text:style-name="T1">Regardless of which media player is used, choosing between </text:span><text:span text:style-name="Source_20_Text"><text:span text:style-name="T4">SurfaceView</text:span></text:span><text:span text:style-name="T1"> and </text:span><text:span text:style-name="Source_20_Text"><text:span text:style-name="T4">TextureView</text:span></text:span><text:span text:style-name="T1"> for output can have a significant impact on power consumption. </text:span><text:span text:style-name="Source_20_Text"><text:span text:style-name="T4">SurfaceView</text:span></text:span><text:span text:style-name="T1"> is more power efficient, with </text:span><text:span text:style-name="Source_20_Text"><text:span text:style-name="T4">TextureView</text:span></text:span><text:span text:style-name="T1"> increasing total power draw during video playback by as much as 30% on some devices.</text:span></text:p>
      <text:p text:style-name="P5"/>
      <text:p text:style-name="P6">For audio playback, ExoPlayer can draw significantly more power than MediaPlayer. </text:p>
      <text:p text:style-name="P4"/>
      <text:p text:style-name="P8">Android 上面如何像IOS那样作音频视频整合？composition?</text:p>
      <text:p text:style-name="P8">ExoPlayer has trackselector!</text:p>
      <text:p text:style-name="P8"/>
      <text:p text:style-name="P8"/>
      <text:p text:style-name="P7">Android API</text:p>
      <text:h text:style-name="P12" text:outline-level="2"><text:bookmark text:name="mediamuxer"/>Using <text:span text:style-name="T5">MediaMuxer</text:span> to record multiple channels</text:h>
      <text:p text:style-name="P8"/>
      <text:p text:style-name="P8">Starting with Android 8.0 (API level 26) you can use a <text:a xlink:type="simple" xlink:href="https://developer.android.google.cn/reference/android/media/MediaMuxer.html" text:style-name="Internet_20_link" text:visited-style-name="Visited_20_Internet_20_Link"><text:span text:style-name="Source_20_Text">MediaMuxer</text:span></text:a> to record multiple simultaneous audio and video streams. In earlier versions of Android you can only rec<text:tab/>ord one audio track and/or one video track at a time.</text:p>
      <text:p text:style-name="P8"/>
      <text:p text:style-name="P11">Use the <text:a xlink:type="simple" xlink:href="https://developer.android.google.cn/reference/android/media/MediaMuxer.html#addTrack(android.media.MediaFormat)" text:style-name="Internet_20_link" text:visited-style-name="Visited_20_Internet_20_Link"><text:span text:style-name="Source_20_Text">addTrack()</text:span></text:a> method to mix multipe tracks together.</text:p>
      <text:p text:style-name="Text_20_body">You can also add one or more metadata tracks with custom information for each frame, but only to MP4 containers. Your app defines the format and content of the metadata.</text:p>
      <text:p text:style-name="P8"/>
      <text:p text:style-name="P8"><text:span text:style-name="T5">Metadata</text:span> can be useful for offline processing. For example, data captured from the gyro sensor could be used to perform video stabilization. </text:p>
      <text:p text:style-name="P8"/>
      <text:p text:style-name="P9"><text:a xlink:type="simple" xlink:href="https://developer.android.google.cn/reference/android/media/MediaMuxer" text:style-name="Internet_20_link" text:visited-style-name="Visited_20_Internet_20_Link">https://developer.android.google.cn/reference/android/media/MediaMuxer</text:a></text:p>
      <text:p text:style-name="P9"/>
      <text:p text:style-name="P9"><text:a xlink:type="simple" xlink:href="https://google.github.io/ExoPlayer/guide.html" text:style-name="Internet_20_link" text:visited-style-name="Visited_20_Internet_20_Link">https://google.github.io/ExoPlayer/guide.html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17:21:09.507024475</meta:creation-date>
    <dc:date>2018-06-18T12:59:51.752555309</dc:date>
    <meta:editing-duration>PT29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39" meta:character-count="1533" meta:non-whitespace-character-count="1324"/>
  </office:meta>
</office:document-meta>
</file>